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ainerWrapper.setContainerClasspath( String [ ] theClass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ainerWrapper.is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Wrapper.get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ainerWrapper.getPo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tainerWrapper.setSystemProperties( Map thePropert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ainerWrapper.getBase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Wrapper.isExcluded( String theTe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Wrapper.Container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tainerWrapper.setLogger( Logger the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Wrapper.get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ainerWrapper.getContainer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Wrapp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Wrapper.getStartUpWa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Wrapper.star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Wrapper.getToDi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tainerWrapper.getTes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ainerWrapper.setContainer( Container theContai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Wrapper.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Wrapper.ContainerWrapper( org . codehaus . cargo . container . Container theContai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ainerWrapp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